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24.13cm"/>
    </style:style>
    <style:style style:name="co3" style:family="table-column">
      <style:table-column-properties fo:break-before="auto" style:column-width="12.1443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البحث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الفعالي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العرو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اختيار المكا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هيئة التحرير وجهة الاتصا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النقاط المثيرة للاهتمام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تعذر العثور على الصفح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tünew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2">
            <text:p>الأخبار المحلية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2">
            <text:p>تطبيق<text:span text:style-name="T1">{{appName}}</text:span><text:s/>هو دليلك الرقمي لألمانيا. اعثر على المعلومات والفعاليات والمشورة المحلية. مُحدَّثة دائمًا وبلغتك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إصدار ملف PD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للأسف، لغتك ليست متاح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اختر لغ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التغيير الأخير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معلومات محلي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العرو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الفعاليات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2">
            <text:p>الأخبار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2">
            <text:p>المستجد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للأسف، هذه اللغة ليست متاح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للأسف، تعذر العثور على هذه المدين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للأسف، تعذر العثور على هذه الصفح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للأسف، تعذر العثور على هذا الحدث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للأسف، تعذر العثور على هذا العرض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للأسف، تعذر العثور على هذه النقطة المثيرة للاهتمام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للأسف، تعذر العثور على هذه الصفح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فشل في الاتصال بالخادم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تعذر معالجة هذا الاستفسار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تعذر معالجة استجابة الخادم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حدث خطأ غير معروف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إعادة المحاول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للأسف، لا يُمكن تحميل الصفح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اختر لغة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إلى الصفحة الرئيسي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إلى الفئ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إلى الفعالي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إلى العرو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خطأ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حدث خطأ م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للأسف، فشل في تغيير اللغ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اللغة المُختارة غير متاحة دون الاتصال بالإنترنت. يلزم وجود اتصال نشط بالإنترنت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الموقع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التاريخ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الفعالي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ليست هناك فعاليات متوفرة حاليًا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وظائف تقني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محتويات {{city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عرض "{{offer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جهة الاتصال وهيئة التحري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office:value-type="string" table:style-name="ce1">
            <text:p>البحث ع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محتوى الصفحة "{{page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مضمون الفعالية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إرسا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حدث خطأ ما عند إرسال الملاحظ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ملاحظ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ماذا الذي كان مفيدًا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ما الذي يمكننا تحسينه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ما نوع الملاحظة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هل هذه الصفحة مفيدة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مفيد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غير مفيد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للأسف تعذر العثور على نتائج مناسب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ملاحظاتك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لم يتم العثور على المعلومة المناسبة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ما هي المعلومات المفقودة هنا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تم إرسال الملاحظ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شكرًا جزيلاً على ملاحظاتك. فأنت تساعدنا بذلك على تطوير أنفسنا ومحتوياتنا وتطوير تطبيق {{appName}}. يُسعدنا تلقي المزيد من الملاحظات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إغلا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هذه الصفحة ليست مفيد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هذه الصفحة مفيد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2">
            <text:p>تطبيق<text:span text:style-name="T1">{{appName}}</text:span><text:s/>هو دليلك الرقمي لألماني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البحث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استخدام الكلمات الرئيسية للعثور بسرعة على المعلومات الصحيح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تغيير اللغ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تغيير سهل للغة كل صفحة على حد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الفعالي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فعاليات ومواعيد حالية في المنطقة المحيط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العرو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البحث عن عمل، البحث عن تدريب والكثير من الأمور الأخرى في المنطقة المحيط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الإعدادات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2">
            <text:p>سمح لتطبيق<text:s/><text:span text:style-name="T1">{{appName}}</text:span><text:s/>من خلال الضغط على<text:s/><text:span text:style-name="T1">"{{accept}}"</text:span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استقرار التطبيق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3">
            <text:p>... بتحسين تطبيق<text:s/><text:span text:style-name="T1">{{appName}}</text:span><text:s/>من خلال الإرسال التلقائي لتقارير الأعطا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الإخطارات اللحظي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... إرسال الإخطارات اللحظية الخاصة بأحدث الأخبار المحلية ل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الأماكن القريب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... اقتراح الأماكن القريبة عليّ باستخدام موقعي عبر تقنية الـGP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تخط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استمرا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إلغاء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حفظ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تعدي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رف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قبو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بيان الخصوصي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البحث عن مكا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الأماكن القريب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لم يتم العثور على أماكن قريب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ملاحظ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1">
            <text:p>يتعين تفعيل خدمات تحديد الموقع، حتى يُمكن عرض الأماكن القريبة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2">
            <text:p>مطلوب إذن بالوصول إلى الموقع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nding.loading</text:p>
          </table:table-cell>
          <table:table-cell office:value-type="string" table:style-name="ce1">
            <text:p>Bestimme Standort...</text:p>
          </table:table-cell>
          <table:table-cell office:value-type="string" table:style-name="ce2">
            <text:p>جار تحديد الموقع<text:span text:style-name="T1">...</text:span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2">
            <text:p>تحديد الموقع غير مُفعَّل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2">
            <text:p>فشل في تحديد الموقع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2">
            <text:p>تحديث قائمة الأماك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هيئة التحرير وجهة الاتصا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حماية البيان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العرو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معلومات محلي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الفعالي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لا توجد فعاليات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2">
            <text:p>الأخبا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غير متوفر بلغات أخرى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لا توجد ترجمة متاح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البحث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تغيير الموقع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تغيير اللغ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الإعداد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المشارك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إلغاء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تم حالاً العثور على: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للأسف، فشل في مشاركة المحتوى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هيئة التحرير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2">
            <text:p>الأخبار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2">
            <text:p>المستجد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اخبار محلية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2">
            <text:p>المستجدات المحلية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2">
            <text:p>محلي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2">
            <text:p>متابعة القراءة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2">
            <text:p>لا تُوجد أخبار حاليًا.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2">
            <text:p>لا تُوجد مستجدات حاليًا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العروض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2">
            <text:p>بحث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استقرار التطبيق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2">
            <text:p>تحسين تطبيق<text:s/><text:span text:style-name="T1">{{appName}}</text:span><text:s/>من خلال الإرسال التلقائي لتقارير الأعطال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الإخطارات اللحظي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تلقي الإخطارات اللحظية لأحدث الأخبار المحلي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الأماكن القريب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تلقي اقتراحات الأماكن القريبة بمساعدة موقع الـGP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2">
            <text:p>حول تطبيق<text:s/><text:span text:style-name="T1">{{appName}}</text:span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بيان الخصوصي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الإصدار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تراخيص مفتوحة المصد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السماح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إلغاء تنشيط الخدمة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2">
            <text:p>مطلوب إذن بالوصول إلى الموقع لاقتراح المواقع القريبة<text:s text:c="2"/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2">
            <text:p>مطلوب تصاريح لإرسال إشعارات لحظية<text:s/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2">
            <text:p>إلغاء التفعيل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2">
            <text:p>تجد معلومات علمية مُحدَّثة لدى المراكز الاتحادية للتوعية الصحي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1">
            <text:p>https://www.infektionsschutz.de/coronavirus/</text:p>
          </table:table-cell>
          <table:table-cell office:value-type="string" table:style-name="ce1">
            <text:p>https://www.infektionsschutz.de/coronavirus/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2">
            <text:p>مزيد من المعلومات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2">
            <text:p>إغلاق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لا توجد عروض متاح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office:value-type="string" table:style-name="ce1">
            <text:p>لا توجد عروض متاحة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office:value-type="string" table:style-name="ce1">
            <text:p>التدفئ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office:value-type="string" table:style-name="ce1">
            <text:p>الماء/الصرف الصح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office:value-type="string" table:style-name="ce1">
            <text:p>جمع القمام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office:value-type="string" table:style-name="ce1">
            <text:p>منظف المداخ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غير ذلك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office:value-type="string" table:style-name="ce1">
            <text:p>جراج/موقف السيارات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غير ذلك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office:value-type="string" table:style-name="ce1">
            <text:p>المطبخ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الحمام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دورة المياه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office:value-type="string" table:style-name="ce1">
            <text:p>غرفة الأطفال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office:value-type="string" table:style-name="ce1">
            <text:p>غرفة الأطفال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office:value-type="string" table:style-name="ce1">
            <text:p>غرفة الأطفال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office:value-type="string" table:style-name="ce1">
            <text:p>غرفة النوم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office:value-type="string" table:style-name="ce1">
            <text:p>غرفة المعيش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office:value-type="string" table:style-name="ce1">
            <text:p>الرَدْهَة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office:value-type="string" table:style-name="ce1">
            <text:p>المخزن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office:value-type="string" table:style-name="ce1">
            <text:p>القبو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office:value-type="string" table:style-name="ce1">
            <text:p>الشرفة</text:p>
          </table:table-cell>
          <table:table-cell table:number-columns-repeated="16381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08:29:51Z</dc:date>
    <meta:editing-duration>PT0S</meta:editing-duration>
  </office:meta>
</office:document-meta>
</file>